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1:29:48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1-13T21:30:15.497000000</dc:date>
    <meta:editing-duration>PT25M8S</meta:editing-duration>
    <meta:editing-cycles>9</meta:editing-cycles>
    <meta:generator>LibreOffice/7.0.5.2$Windows_X86_64 LibreOffice_project/64390860c6cd0aca4beafafcfd84613dd9dfb63a</meta:generator>
    <meta:document-statistic meta:table-count="2" meta:cell-count="11" meta:object-count="0"/>
  </office:meta>
</office:document-meta>
</file>